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bold" officeooo:rsid="0010e3f6" officeooo:paragraph-rsid="000d8534" style:font-weight-asian="bold" style:font-weight-complex="bold"/>
    </style:style>
    <style:style style:name="P2" style:family="paragraph" style:parent-style-name="Text_20_body">
      <style:text-properties fo:language="en" fo:country="US" officeooo:rsid="0010e3f6" officeooo:paragraph-rsid="000d8534"/>
    </style:style>
    <style:style style:name="P3" style:family="paragraph" style:parent-style-name="Text_20_body">
      <style:text-properties fo:language="en" fo:country="US" fo:font-weight="normal" officeooo:rsid="0010e3f6" officeooo:paragraph-rsid="000d8534" style:font-weight-asian="normal" style:font-weight-complex="normal"/>
    </style:style>
    <style:style style:name="P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5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6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2">
      <style:text-properties fo:language="en" fo:country="US" officeooo:paragraph-rsid="000d8534"/>
    </style:style>
    <style:style style:name="P12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fo:language="en" fo:country="US" style:text-underline-style="none" style:text-blinking="false" fo:background-color="transparent"/>
    </style:style>
    <style:style style:name="P15" style:family="paragraph" style:parent-style-name="Standard">
      <style:text-properties fo:font-variant="normal" fo:text-transform="none" fo:color="#336633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16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18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19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 style:master-page-name="First_20_Page">
      <style:paragraph-properties style:page-number="auto"/>
      <style:text-properties fo:language="en" fo:country="US"/>
    </style:style>
    <style:style style:name="P2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2" style:family="paragraph" style:parent-style-name="Standard" style:master-page-name="Index">
      <style:paragraph-properties style:page-number="auto"/>
      <style:text-properties fo:language="en" fo:country="US"/>
    </style:style>
    <style:style style:name="P2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4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0ba19a" officeooo:paragraph-rsid="000ba19a"/>
    </style:style>
    <style:style style:name="P27" style:family="paragraph" style:parent-style-name="Text_20_body" style:list-style-name="L1">
      <style:text-properties fo:language="en" fo:country="US" officeooo:rsid="000ba19a" officeooo:paragraph-rsid="000ba19a"/>
    </style:style>
    <style:style style:name="P28" style:family="paragraph" style:parent-style-name="Text_20_body" style:list-style-name="L1">
      <style:text-properties fo:language="en" fo:country="US" officeooo:rsid="000d8534" officeooo:paragraph-rsid="000d8534"/>
    </style:style>
    <style:style style:name="P29" style:family="paragraph" style:parent-style-name="Text_20_body" style:list-style-name="L1">
      <style:text-properties fo:language="en" fo:country="US" officeooo:rsid="000ef214" officeooo:paragraph-rsid="000ef214"/>
    </style:style>
    <style:style style:name="P30" style:family="paragraph" style:parent-style-name="Text_20_body">
      <style:text-properties fo:language="en" fo:country="US" officeooo:paragraph-rsid="000d8534"/>
    </style:style>
    <style:style style:name="P3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4" style:family="paragraph" style:parent-style-name="Titulo" style:master-page-name="Standard">
      <style:paragraph-properties style:page-number="auto"/>
      <style:text-properties fo:language="en" fo:country="US"/>
    </style:style>
    <style:style style:name="P35" style:family="paragraph" style:parent-style-name="Titulo">
      <style:text-properties fo:font-variant="normal" fo:text-transform="none" fo:language="en" fo:country="US"/>
    </style:style>
    <style:style style:name="P36" style:family="paragraph" style:parent-style-name="Titulo"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b44f" style:font-weight-asian="bold" style:font-weight-complex="bold"/>
    </style:style>
    <style:style style:name="T6" style:family="text">
      <style:text-properties fo:font-weight="bold" officeooo:rsid="0014da36" style:font-weight-asian="bold" style:font-weight-complex="bold"/>
    </style:style>
    <style:style style:name="T7" style:family="text">
      <style:text-properties fo:font-weight="bold" officeooo:rsid="0018a37b" style:font-weight-asian="bold" style:font-weight-complex="bold"/>
    </style:style>
    <style:style style:name="T8" style:family="text">
      <style:text-properties fo:font-weight="bold" officeooo:rsid="000e1984" style:font-weight-asian="bold" style:font-weight-complex="bold"/>
    </style:style>
    <style:style style:name="T9" style:family="text">
      <style:text-properties fo:font-weight="bold" officeooo:rsid="000f2e27" style:font-weight-asian="bold" style:font-weight-complex="bold"/>
    </style:style>
    <style:style style:name="T10" style:family="text">
      <style:text-properties fo:font-weight="bold" officeooo:rsid="001103ca" style:font-weight-asian="bold" style:font-weight-complex="bold"/>
    </style:style>
    <style:style style:name="T11" style:family="text">
      <style:text-properties fo:font-weight="bold" officeooo:rsid="0010e3f6" style:font-weight-asian="bold" style:font-weight-complex="bold"/>
    </style:style>
    <style:style style:name="T12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officeooo:rsid="000a9111"/>
    </style:style>
    <style:style style:name="T17" style:family="text">
      <style:text-properties officeooo:rsid="000ba19a"/>
    </style:style>
    <style:style style:name="T18" style:family="text">
      <style:text-properties officeooo:rsid="000d8534"/>
    </style:style>
    <style:style style:name="T19" style:family="text">
      <style:text-properties officeooo:rsid="0018a37b"/>
    </style:style>
    <style:style style:name="T20" style:family="text">
      <style:text-properties officeooo:rsid="0014da36"/>
    </style:style>
    <style:style style:name="T21" style:family="text">
      <style:text-properties fo:language="en" fo:country="US" fo:font-weight="bold" officeooo:rsid="0010e3f6" style:font-weight-asian="bold" style:font-weight-complex="bold"/>
    </style:style>
    <style:style style:name="T22" style:family="text">
      <style:text-properties fo:language="en" fo:country="US" fo:font-weight="bold" officeooo:rsid="0014da36" style:font-weight-asian="bold" style:font-weight-complex="bold"/>
    </style:style>
    <style:style style:name="T23" style:family="text">
      <style:text-properties fo:language="en" fo:country="US" fo:font-weight="bold" officeooo:rsid="0018a37b" style:font-weight-asian="bold" style:font-weight-complex="bold"/>
    </style:style>
    <style:style style:name="T24" style:family="text">
      <style:text-properties fo:language="en" fo:country="US" officeooo:rsid="0010e3f6"/>
    </style:style>
    <style:style style:name="T25" style:family="text">
      <style:text-properties fo:language="en" fo:country="US" officeooo:rsid="001733ca"/>
    </style:style>
    <style:style style:name="T26" style:family="text">
      <style:text-properties fo:language="en" fo:country="US" officeooo:rsid="000d8534"/>
    </style:style>
    <style:style style:name="T27" style:family="text">
      <style:text-properties officeooo:rsid="00118bc6"/>
    </style:style>
    <style:style style:name="T28" style:family="text">
      <style:text-properties officeooo:rsid="0010e3f6"/>
    </style:style>
    <style:style style:name="T29" style:family="text">
      <style:text-properties officeooo:rsid="001733ca"/>
    </style:style>
    <style:style style:name="T30" style:family="text">
      <style:text-properties officeooo:rsid="00136ffc"/>
    </style:style>
    <style:style style:name="T31" style:family="text">
      <style:text-properties officeooo:rsid="0015ff64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12"/>
          <text:p text:style-name="P12"><text:user-field-get text:name="Modulo">Computer Systems</text:user-field-get></text:p>
          <text:p text:style-name="P12">CFGS DAW</text:p>
        </draw:text-box>
      </draw:frame>
      <text:p text:style-name="P20"/>
      <text:p text:style-name="P13"/>
      <text:p text:style-name="P13"/>
      <text:p text:style-name="P13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13"/>
      <text:p text:style-name="P13"/>
      <text:p text:style-name="P14"><text:bookmark text:name="docs-internal-guid-e8f5d430-faba-53b2-6d04-e9273ed17255"/></text:p>
      <text:p text:style-name="P13"/>
      <text:p text:style-name="P13"/>
      <text:p text:style-name="P13"/>
      <text:p text:style-name="P16"><text:span text:style-name="T16">Unit </text:span>10.<text:user-field-get text:name="Tema">Linux</text:user-field-get></text:p>
      <text:p text:style-name="P15">Activities <text:span text:style-name="T17">2</text:span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Alfredo Oltra / Sergio Garcia</text:p>
      <text:p text:style-name="P4"><text:a xlink:type="simple" xlink:href="mailto:mail@ceedcv.e" text:style-name="Internet_20_link" text:visited-style-name="Visited_20_Internet_20_Link"><text:span text:style-name="T15">alfredo.oltra@ceedcv.e</text:span></text:a><text:span text:style-name="T13">s</text:span></text:p>
      <text:p text:style-name="P32">201<text:span text:style-name="T31">9</text:span>/20<text:span text:style-name="T31">20</text:span></text:p>
      <text:p text:style-name="P21"><text:tab/><text:tab/><text:tab/><text:tab/><text:tab/><text:tab/><text:tab/><text:tab/><text:tab/><text:tab/>Versión:<text:date style:data-style-name="N104" text:date-value="2019-09-27T12:13:20.092821917">190927</text:date>.<text:time style:data-style-name="N105" text:time-value="2019-09-27T12:13:20.092981592">1213</text:time></text:p>
      <text:p text:style-name="P18"/>
      <text:p text:style-name="P13"/>
      <text:p text:style-name="P22"/>
      <text:p text:style-name="P24">Licencia</text:p>
      <text:p text:style-name="P13"/>
      <text:p text:style-name="P23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9"/>
      <text:p text:style-name="P19"><text:s/></text:p>
      <text:p text:style-name="P24">Nomenclatura</text:p>
      <text:p text:style-name="P25"/>
      <text:p text:style-name="P25">A lo largo de este tema se utilizarán distintos símbolos para distinguir elementos importantes dentro del contenido. Estos símbolos son:</text:p>
      <text:p text:style-name="P25"/>
      <text:p text:style-name="P33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25"/>
      <text:p text:style-name="P33"><text:span text:style-name="T3"> </text:span>Atención. Hace referencia a un tipo de actividad donde los alumnos suelen cometer equivocaciones. </text:p>
      <text:p text:style-name="P33"/>
      <text:p text:style-name="P33"/>
      <text:h text:style-name="P9" text:outline-level="1" text:is-list-header="true"/>
      <text:p text:style-name="P13"/>
      <text:p text:style-name="P13"/>
      <text:p text:style-name="P13"/>
      <text:p text:style-name="P34">UD0<text:user-field-get text:name="NumeroTema">10</text:user-field-get>. <text:user-field-get text:name="Tema">Linux</text:user-field-get></text:p>
      <text:p text:style-name="P35">Activities <text:span text:style-name="T18">2</text:span></text:p>
      <text:p text:style-name="P36"/>
      <text:h text:style-name="P10" text:outline-level="2">Activity 1</text:h>
      <text:p text:style-name="P26">Investigate and post/discuss in the forum some of these topics <text:s/>(remember, there is an extra point for participate in the forum):</text:p>
      <text:list xml:id="list1987218289" text:style-name="L1">
        <text:list-item>
          <text:p text:style-name="P27">What is /dev directory and explain how to mount a unit.</text:p>
        </text:list-item>
        <text:list-item>
          <text:p text:style-name="P27">What is file “/etc/fstab”. </text:p>
        </text:list-item>
        <text:list-item>
          <text:p text:style-name="P27">Differences between hard links and symbolic links.</text:p>
        </text:list-item>
        <text:list-item>
          <text:p text:style-name="P28">Examples of files with SetUID activated and why they need it.</text:p>
        </text:list-item>
        <text:list-item>
          <text:p text:style-name="P28">Security problems with bit SetUID</text:p>
        </text:list-item>
        <text:list-item>
          <text:p text:style-name="P29">Any other Linux topic that you <text:span text:style-name="T30">consider</text:span> <text:span text:style-name="T30">interesting</text:span> or difficult.</text:p>
        </text:list-item>
      </text:list>
      <text:h text:style-name="P11" text:outline-level="2"><text:span text:style-name="T28">Activity 2</text:span></text:h>
      <text:p text:style-name="P25"><text:span text:style-name="T28">Do the suggested actions on Linux console and write the command used to perform each one.</text:span></text:p>
      <text:p text:style-name="P1">1. Go to <text:span text:style-name="T19">your home</text:span> directory.</text:p>
      <text:p text:style-name="P2"/>
      <text:p text:style-name="P1">2. Create directory PRACTICA on <text:span text:style-name="T19">your home</text:span> directory.</text:p>
      <text:p text:style-name="P2"/>
      <text:p text:style-name="P1">3. Change current directory to PRACTICA.</text:p>
      <text:p text:style-name="P2"/>
      <text:p text:style-name="P1">4. Create sub-directory DATOS in PRACTICA.</text:p>
      <text:p text:style-name="P2"/>
      <text:p text:style-name="P1">5. Change current directory to DATOS</text:p>
      <text:p text:style-name="P3"/>
      <text:p text:style-name="P1">6. (Outside of <text:span text:style-name="T19">Linux</text:span> console) Create a file texto.txt with your name and surname inside</text:p>
      <text:p text:style-name="P1"/>
      <text:p text:style-name="P1">7. Copy file texto.txt to texto.bak</text:p>
      <text:p text:style-name="P1"/>
      <text:p text:style-name="P2"><text:span text:style-name="T9">8.</text:span><text:span text:style-name="T4"> Copy file texto.txt to texto.ba</text:span><text:span text:style-name="T5">s</text:span></text:p>
      <text:p text:style-name="P1"/>
      <text:p text:style-name="P1"/>
      <text:p text:style-name="P1"/>
      <text:p text:style-name="P2"><text:soft-page-break/><text:span text:style-name="T4">9. </text:span><text:span text:style-name="T5">Execute command </text:span><text:span text:style-name="T10">LS</text:span><text:span text:style-name="T5"> using wildcards to only show files that start with TEX and its two first extension characters would be BA</text:span><text:span text:style-name="T4">.</text:span></text:p>
      <text:p text:style-name="P1"/>
      <text:p text:style-name="P2"><text:span text:style-name="T4">10. </text:span><text:span text:style-name="T6">Create file salida.txt using a redirected output using the command of the last exercise</text:span><text:span text:style-name="T4">.</text:span></text:p>
      <text:p text:style-name="P1"/>
      <text:p text:style-name="P2"><text:span text:style-name="T4">11. </text:span><text:span text:style-name="T6">Check the content of salida.txt using command </text:span><text:span text:style-name="T8">CAT</text:span><text:span text:style-name="T6">.</text:span></text:p>
      <text:p text:style-name="P1"/>
      <text:p text:style-name="P2"><text:span text:style-name="T4">12. </text:span><text:span text:style-name="T6">Rename</text:span><text:span text:style-name="T4"> </text:span><text:span text:style-name="T6">file </text:span><text:span text:style-name="T4">salida.txt </text:span><text:span text:style-name="T6">to</text:span><text:span text:style-name="T4"> salida.dat</text:span></text:p>
      <text:p text:style-name="P1"/>
      <text:p text:style-name="P2"><text:span text:style-name="T4">1</text:span><text:span text:style-name="T7">3</text:span><text:span text:style-name="T4">. (Outside of </text:span><text:span text:style-name="T7">Linux</text:span><text:span text:style-name="T4"> console) </text:span><text:span text:style-name="T6">Create file c</text:span><text:span text:style-name="T4">lasi.dat </text:span><text:span text:style-name="T6">with:</text:span></text:p>
      <text:p text:style-name="P2">1 Valencia CF</text:p>
      <text:p text:style-name="P2">2 At. Madrid</text:p>
      <text:p text:style-name="P2">3 Villarreal CF</text:p>
      <text:p text:style-name="P2">4 FC Barcelona</text:p>
      <text:p text:style-name="P2">5 Real Madrid</text:p>
      <text:p text:style-name="P2"/>
      <text:p text:style-name="P1">1<text:span text:style-name="T19">4</text:span>. <text:span text:style-name="T20">Being DATOS your current directory, copy all content of directory PRACTICA and its sub-directories</text:span> <text:span text:style-name="T20">to a new directory DOCS in the root (/home/yourhome/DOCS)</text:span></text:p>
      <text:p text:style-name="P1"/>
      <text:p text:style-name="P30"><text:span text:style-name="T11">18. </text:span><text:span text:style-name="T6">Change to directory</text:span><text:span text:style-name="T11"> </text:span><text:span text:style-name="T6">home/yourhome/DOCS/</text:span><text:span text:style-name="T7">DATOS</text:span><text:span text:style-name="T11"> u</text:span><text:span text:style-name="T6">sing a relative route</text:span></text:p>
      <text:p text:style-name="P1"/>
      <text:p text:style-name="P2"><text:span text:style-name="T4">19. </text:span><text:span text:style-name="T6">Create file clasi.org as a result of sort clasi.dat for second column.</text:span></text:p>
      <text:p text:style-name="P1"/>
      <text:p text:style-name="P1">20. <text:span text:style-name="T20">Delete created directories.</text:span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2T00:24:44</meta:creation-date>
    <meta:editing-duration>PT4H46M35S</meta:editing-duration>
    <meta:editing-cycles>25</meta:editing-cycles>
    <meta:generator>LibreOffice/6.3.1.2$Linux_X86_64 LibreOffice_project/30$Build-2</meta:generator>
    <dc:title>Plantilla CEED</dc:title>
    <meta:initial-creator>Alfredo Oltra Orengo</meta:initial-creator>
    <dc:date>2019-09-27T12:13:19.976368418</dc:date>
    <meta:document-statistic meta:table-count="0" meta:image-count="2" meta:object-count="0" meta:page-count="4" meta:paragraph-count="52" meta:word-count="437" meta:character-count="2703" meta:non-whitespace-character-count="2299"/>
  </office:meta>
</office:document-meta>
</file>